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01in"/>
    </style:style>
    <style:style style:name="co3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2925in" fo:break-before="auto" style:use-optimal-row-height="fals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New</text:p>
          </table:table-cell>
          <table:table-cell office:value-type="string">
            <text:p>Open</text:p>
          </table:table-cell>
          <table:table-cell office:value-type="string">
            <text:p>Close</text:p>
          </table:table-cell>
          <table:table-cell office:value-type="string">
            <text:p>Save</text:p>
          </table:table-cell>
          <table:table-cell office:value-type="string">
            <text:p>Export to CSV</text:p>
          </table:table-cell>
          <table:table-cell office:value-type="string">
            <text:p>Exit</text:p>
          </table:table-cell>
          <table:table-cell table:number-columns-repeated="4"/>
        </table:table-row>
        <table:table-row table:style-name="ro1">
          <table:table-cell office:value-type="string">
            <text:p>Events</text:p>
          </table:table-cell>
          <table:table-cell office:value-type="string">
            <text:p>Add New Event</text:p>
          </table:table-cell>
          <table:table-cell office:value-type="string">
            <text:p>Edit Event</text:p>
          </table:table-cell>
          <table:table-cell office:value-type="string">
            <text:p>Duplicate Event</text:p>
          </table:table-cell>
          <table:table-cell office:value-type="string">
            <text:p>Delete Event</text:p>
          </table:table-cell>
          <table:table-cell table:number-columns-repeated="6"/>
        </table:table-row>
        <table:table-row table:style-name="ro1">
          <table:table-cell office:value-type="string">
            <text:p>Stations</text:p>
          </table:table-cell>
          <table:table-cell office:value-type="string">
            <text:p>Add New Station</text:p>
          </table:table-cell>
          <table:table-cell office:value-type="string">
            <text:p>Edit Station</text:p>
          </table:table-cell>
          <table:table-cell office:value-type="string">
            <text:p>Duplicate Station</text:p>
          </table:table-cell>
          <table:table-cell office:value-type="string">
            <text:p>Delete Station</text:p>
          </table:table-cell>
          <table:table-cell office:value-type="string">
            <text:p>Assign Adult(s)</text:p>
          </table:table-cell>
          <table:table-cell office:value-type="string">
            <text:p>Assign Youth(s)</text:p>
          </table:table-cell>
          <table:table-cell table:number-columns-repeated="4"/>
        </table:table-row>
        <table:table-row table:style-name="ro1">
          <table:table-cell office:value-type="string">
            <text:p>Way Points</text:p>
          </table:table-cell>
          <table:table-cell office:value-type="string">
            <text:p>Add New Way Point</text:p>
          </table:table-cell>
          <table:table-cell office:value-type="string">
            <text:p>Edit Way Point</text:p>
          </table:table-cell>
          <table:table-cell office:value-type="string">
            <text:p>Duplicate Way Point</text:p>
          </table:table-cell>
          <table:table-cell office:value-type="string">
            <text:p>Delete Way Point</text:p>
          </table:table-cell>
          <table:table-cell table:number-columns-repeated="6"/>
        </table:table-row>
        <table:table-row table:style-name="ro1">
          <table:table-cell office:value-type="string">
            <text:p>Routes</text:p>
          </table:table-cell>
          <table:table-cell office:value-type="string">
            <text:p>Add New Route</text:p>
          </table:table-cell>
          <table:table-cell office:value-type="string">
            <text:p>Edit Route</text:p>
          </table:table-cell>
          <table:table-cell office:value-type="string">
            <text:p>Duplicate Route</text:p>
          </table:table-cell>
          <table:table-cell office:value-type="string">
            <text:p>Delete Route</text:p>
          </table:table-cell>
          <table:table-cell table:number-columns-repeated="6"/>
        </table:table-row>
        <table:table-row table:style-name="ro1">
          <table:table-cell office:value-type="string">
            <text:p>Schedules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uplicate</text:p>
          </table:table-cell>
          <table:table-cell office:value-type="string">
            <text:p>Delete</text:p>
          </table:table-cell>
          <table:table-cell table:number-columns-repeated="6"/>
        </table:table-row>
        <table:table-row table:style-name="ro1">
          <table:table-cell office:value-type="string">
            <text:p>Scoring</text:p>
          </table:table-cell>
          <table:table-cell office:value-type="string">
            <text:p>Data Entry</text:p>
          </table:table-cell>
          <table:table-cell office:value-type="string">
            <text:p>Reports</text:p>
          </table:table-cell>
          <table:table-cell table:number-columns-repeated="8"/>
        </table:table-row>
        <table:table-row table:style-name="ro1">
          <table:table-cell office:value-type="string">
            <text:p>Troops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uplicate</text:p>
          </table:table-cell>
          <table:table-cell office:value-type="string">
            <text:p>Delete</text:p>
          </table:table-cell>
          <table:table-cell table:number-columns-repeated="6"/>
        </table:table-row>
        <table:table-row table:style-name="ro1">
          <table:table-cell office:value-type="string">
            <text:p>Patrols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uplicate</text:p>
          </table:table-cell>
          <table:table-cell office:value-type="string">
            <text:p>Delete</text:p>
          </table:table-cell>
          <table:table-cell office:value-type="string">
            <text:p>Route Schedule</text:p>
          </table:table-cell>
          <table:table-cell table:number-columns-repeated="5"/>
        </table:table-row>
        <table:table-row table:style-name="ro1">
          <table:table-cell office:value-type="string">
            <text:p>Youths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uplicate</text:p>
          </table:table-cell>
          <table:table-cell office:value-type="string">
            <text:p>Delete</text:p>
          </table:table-cell>
          <table:table-cell table:number-columns-repeated="6"/>
        </table:table-row>
        <table:table-row table:style-name="ro1">
          <table:table-cell office:value-type="string">
            <text:p>Adults</text:p>
          </table:table-cell>
          <table:table-cell office:value-type="string">
            <text:p>Add</text:p>
          </table:table-cell>
          <table:table-cell office:value-type="string">
            <text:p>Edit</text:p>
          </table:table-cell>
          <table:table-cell office:value-type="string">
            <text:p>Duplicate</text:p>
          </table:table-cell>
          <table:table-cell office:value-type="string">
            <text:p>Delete</text:p>
          </table:table-cell>
          <table:table-cell table:number-columns-repeated="6"/>
        </table:table-row>
        <table:table-row table:style-name="ro1">
          <table:table-cell office:value-type="string">
            <text:p>Reports</text:p>
          </table:table-cell>
          <table:table-cell table:number-columns-repeated="2" office:value-type="string">
            <text:p>Stations</text:p>
          </table:table-cell>
          <table:table-cell office:value-type="string">
            <text:p>Way Points</text:p>
          </table:table-cell>
          <table:table-cell office:value-type="string">
            <text:p>Routes</text:p>
          </table:table-cell>
          <table:table-cell office:value-type="string">
            <text:p>Schedules</text:p>
          </table:table-cell>
          <table:table-cell office:value-type="string">
            <text:p>Scoring</text:p>
          </table:table-cell>
          <table:table-cell office:value-type="string">
            <text:p>Troops</text:p>
          </table:table-cell>
          <table:table-cell office:value-type="string">
            <text:p>Patrols</text:p>
          </table:table-cell>
          <table:table-cell office:value-type="string">
            <text:p>Youths</text:p>
          </table:table-cell>
          <table:table-cell office:value-type="string">
            <text:p>Adults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string">
            <text:p>Open Derby Runner Help</text:p>
          </table:table-cell>
          <table:table-cell/>
          <table:table-cell office:value-type="string">
            <text:p>Check for Updates</text:p>
          </table:table-cell>
          <table:table-cell office:value-type="string">
            <text:p>About</text:p>
          </table:table-cell>
          <table:table-cell table:number-columns-repeated="6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01/17/2022</text:date>, <text:time>22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Farrand</meta:initial-creator>
    <meta:creation-date>2022-01-17T13:59:24</meta:creation-date>
    <dc:date>2022-01-17T22:53:16</dc:date>
    <dc:creator>Joel Farrand</dc:creator>
    <meta:editing-duration>PT8H23M12S</meta:editing-duration>
    <meta:editing-cycles>1</meta:editing-cycles>
    <meta:document-statistic meta:table-count="3" meta:cell-count="73" meta:object-count="0"/>
    <meta:generator>OpenOffice/4.0.1$Unix OpenOffice.org_project/401m5$Build-9714</meta:generator>
  </office:meta>
</office:document-meta>
</file>